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206516" officeooo:paragraph-rsid="007a2866"/>
    </style:style>
    <style:style style:name="P4" style:family="paragraph" style:parent-style-name="Header">
      <style:paragraph-properties fo:text-align="end" style:justify-single-word="false"/>
      <style:text-properties officeooo:rsid="00790884" officeooo:paragraph-rsid="00790884"/>
    </style:style>
    <style:style style:name="P5" style:family="paragraph" style:parent-style-name="Standard">
      <style:text-properties officeooo:rsid="001e14a6" officeooo:paragraph-rsid="00206516"/>
    </style:style>
    <style:style style:name="P6" style:family="paragraph" style:parent-style-name="Standard">
      <style:text-properties officeooo:rsid="001e14a6" officeooo:paragraph-rsid="0051bbf0"/>
    </style:style>
    <style:style style:name="P7" style:family="paragraph" style:parent-style-name="Standard">
      <style:text-properties officeooo:rsid="001e14a6" officeooo:paragraph-rsid="006f0616"/>
    </style:style>
    <style:style style:name="P8" style:family="paragraph" style:parent-style-name="Table_20_Contents">
      <style:text-properties officeooo:rsid="00212c21" officeooo:paragraph-rsid="00212c21"/>
    </style:style>
    <style:style style:name="P9" style:family="paragraph" style:parent-style-name="Table_20_Contents">
      <style:text-properties officeooo:rsid="00240acc" officeooo:paragraph-rsid="00240acc"/>
    </style:style>
    <style:style style:name="P10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1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2" style:family="paragraph" style:parent-style-name="Table_20_Contents">
      <style:text-properties fo:font-weight="bold" officeooo:rsid="006c9647" officeooo:paragraph-rsid="006c9647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4ff51e" officeooo:paragraph-rsid="006f0616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75c3cb" officeooo:paragraph-rsid="0075c3cb" style:font-weight-asian="bold" style:font-weight-complex="bold"/>
    </style:style>
    <style:style style:name="P16" style:family="paragraph" style:parent-style-name="Standard">
      <style:text-properties officeooo:rsid="0051bbf0" officeooo:paragraph-rsid="006f0616"/>
    </style:style>
    <style:style style:name="P17" style:family="paragraph" style:parent-style-name="Standard">
      <style:text-properties officeooo:rsid="00583d83" officeooo:paragraph-rsid="00583d83"/>
    </style:style>
    <style:style style:name="P18" style:family="paragraph" style:parent-style-name="Standard">
      <style:text-properties officeooo:rsid="00267fa4" officeooo:paragraph-rsid="006128a9"/>
    </style:style>
    <style:style style:name="P19" style:family="paragraph" style:parent-style-name="Standard">
      <style:text-properties officeooo:rsid="00267fa4" officeooo:paragraph-rsid="007bd9fc"/>
    </style:style>
    <style:style style:name="P20" style:family="paragraph" style:parent-style-name="Standard">
      <style:text-properties officeooo:rsid="00267fa4" officeooo:paragraph-rsid="00953e3b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953e3b"/>
    </style:style>
    <style:style style:name="P22" style:family="paragraph" style:parent-style-name="Standard">
      <style:text-properties officeooo:rsid="005801da" officeooo:paragraph-rsid="005801da"/>
    </style:style>
    <style:style style:name="P23" style:family="paragraph" style:parent-style-name="Table_20_Contents">
      <style:text-properties officeooo:rsid="006c9647" officeooo:paragraph-rsid="006c9647"/>
    </style:style>
    <style:style style:name="P24" style:family="paragraph" style:parent-style-name="Table_20_Contents">
      <style:text-properties officeooo:rsid="0075ab86" officeooo:paragraph-rsid="006f0616"/>
    </style:style>
    <style:style style:name="P25" style:family="paragraph" style:parent-style-name="Table_20_Contents">
      <style:text-properties officeooo:paragraph-rsid="006f0616"/>
    </style:style>
    <style:style style:name="P26" style:family="paragraph" style:parent-style-name="Standard">
      <style:text-properties officeooo:rsid="005af17e" officeooo:paragraph-rsid="005af17e"/>
    </style:style>
    <style:style style:name="P27" style:family="paragraph" style:parent-style-name="Standard">
      <style:text-properties officeooo:rsid="00320ed7" officeooo:paragraph-rsid="007bd9fc"/>
    </style:style>
    <style:style style:name="P28" style:family="paragraph" style:parent-style-name="Standard">
      <style:text-properties officeooo:rsid="00320ed7" officeooo:paragraph-rsid="007be473"/>
    </style:style>
    <style:style style:name="P29" style:family="paragraph" style:parent-style-name="Standard">
      <style:text-properties officeooo:rsid="00320ed7" officeooo:paragraph-rsid="007f5571"/>
    </style:style>
    <style:style style:name="P30" style:family="paragraph" style:parent-style-name="Standard">
      <style:text-properties officeooo:rsid="00320ed7" officeooo:paragraph-rsid="008c1595"/>
    </style:style>
    <style:style style:name="P31" style:family="paragraph" style:parent-style-name="Standard">
      <style:text-properties officeooo:rsid="00320ed7" officeooo:paragraph-rsid="008d1253"/>
    </style:style>
    <style:style style:name="P32" style:family="paragraph" style:parent-style-name="Standard">
      <style:text-properties officeooo:rsid="00320ed7" officeooo:paragraph-rsid="008e0302"/>
    </style:style>
    <style:style style:name="P33" style:family="paragraph" style:parent-style-name="Standard">
      <style:text-properties officeooo:rsid="00320ed7" officeooo:paragraph-rsid="008ee319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892089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90a719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916307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90a719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officeooo:rsid="003f4702" officeooo:paragraph-rsid="007be473"/>
    </style:style>
    <style:style style:name="P39" style:family="paragraph" style:parent-style-name="Standard">
      <style:paragraph-properties fo:margin-left="0in" fo:margin-right="0in" fo:text-indent="0in" style:auto-text-indent="false"/>
      <style:text-properties officeooo:rsid="003b60de" officeooo:paragraph-rsid="007be473"/>
    </style:style>
    <style:style style:name="P40" style:family="paragraph" style:parent-style-name="Standard">
      <style:text-properties officeooo:rsid="003eda82" officeooo:paragraph-rsid="007be473"/>
    </style:style>
    <style:style style:name="P41" style:family="paragraph" style:parent-style-name="Standard">
      <style:text-properties officeooo:paragraph-rsid="0080e8f7"/>
    </style:style>
    <style:style style:name="P42" style:family="paragraph" style:parent-style-name="Standard">
      <style:text-properties officeooo:paragraph-rsid="0080f013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83c586"/>
    </style:style>
    <style:style style:name="P44" style:family="paragraph" style:parent-style-name="Standard">
      <style:paragraph-properties fo:margin-left="0in" fo:margin-right="0in" fo:text-indent="0in" style:auto-text-indent="false"/>
      <style:text-properties officeooo:rsid="0046932a" officeooo:paragraph-rsid="0083c586"/>
    </style:style>
    <style:style style:name="P45" style:family="paragraph" style:parent-style-name="Standard">
      <style:text-properties officeooo:paragraph-rsid="0085ab40"/>
    </style:style>
    <style:style style:name="P46" style:family="paragraph" style:parent-style-name="Standard">
      <style:text-properties officeooo:rsid="0088d946" officeooo:paragraph-rsid="0088d946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officeooo:rsid="0090a719" officeooo:paragraph-rsid="0090a719"/>
    </style:style>
    <style:style style:name="P48" style:family="paragraph" style:parent-style-name="Standard">
      <style:text-properties officeooo:rsid="00953e3b" officeooo:paragraph-rsid="00953e3b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officeooo:rsid="00953e3b" officeooo:paragraph-rsid="00953e3b"/>
    </style:style>
    <style:style style:name="P50" style:family="paragraph" style:parent-style-name="Standard">
      <style:text-properties style:text-underline-style="none" fo:font-weight="bold" officeooo:rsid="00267fa4" officeooo:paragraph-rsid="00267fa4" style:font-weight-asian="bold" style:font-weight-complex="bold"/>
    </style:style>
    <style:style style:name="P51" style:family="paragraph" style:parent-style-name="Standard">
      <style:text-properties fo:font-style="italic" style:text-underline-style="none" officeooo:rsid="00320ed7" officeooo:paragraph-rsid="007bd9fc" style:font-style-asian="italic" style:font-style-complex="italic"/>
    </style:style>
    <style:style style:name="P52" style:family="paragraph" style:parent-style-name="Standard">
      <style:text-properties fo:font-style="italic" officeooo:rsid="00320ed7" officeooo:paragraph-rsid="007bd9fc" style:font-style-asian="italic" style:font-style-complex="italic"/>
    </style:style>
    <style:style style:name="P53" style:family="paragraph" style:parent-style-name="Standard">
      <style:text-properties fo:font-style="italic" officeooo:rsid="00320ed7" officeooo:paragraph-rsid="00825097" style:font-style-asian="italic" style:font-style-complex="italic"/>
    </style:style>
    <style:style style:name="P54" style:family="paragraph" style:parent-style-name="Standard">
      <style:text-properties fo:font-style="italic" officeooo:paragraph-rsid="0080f013" style:font-style-asian="italic" style:font-style-complex="italic"/>
    </style:style>
    <style:style style:name="P55" style:family="paragraph" style:parent-style-name="Standard">
      <style:text-properties fo:font-style="italic" officeooo:paragraph-rsid="007bd9fc" style:font-style-asian="italic" style:font-style-complex="italic"/>
    </style:style>
    <style:style style:name="P56" style:family="paragraph" style:parent-style-name="Standard">
      <style:text-properties fo:font-style="italic" officeooo:rsid="00267fa4" officeooo:paragraph-rsid="007bd9fc" style:font-style-asian="italic" style:font-style-complex="italic"/>
    </style:style>
    <style:style style:name="P57" style:family="paragraph" style:parent-style-name="Standard">
      <style:text-properties fo:font-style="italic" officeooo:rsid="00267fa4" officeooo:paragraph-rsid="007be473" style:font-style-asian="italic" style:font-style-complex="italic"/>
    </style:style>
    <style:style style:name="P58" style:family="paragraph" style:parent-style-name="Standard">
      <style:text-properties style:font-name="Times New Roman" fo:font-size="12pt" fo:font-style="normal" style:text-underline-style="none" fo:font-weight="normal" officeooo:rsid="008c1595" officeooo:paragraph-rsid="008d1253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style:font-name="Times New Roman" fo:font-size="12pt" fo:font-style="normal" style:text-underline-style="none" fo:font-weight="normal" officeooo:rsid="008c1595" officeooo:paragraph-rsid="008c1595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style:font-name="Times New Roman" fo:font-size="12pt" fo:font-style="normal" style:text-underline-style="none" fo:font-weight="normal" officeooo:rsid="0090a92f" officeooo:paragraph-rsid="008d1253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style:font-name="Times New Roman" fo:font-size="12pt" fo:font-style="normal" style:text-underline-style="none" fo:font-weight="normal" officeooo:rsid="008ee319" officeooo:paragraph-rsid="008ee319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style:font-name="Times New Roman" fo:font-size="12pt" style:text-underline-style="none" fo:font-weight="normal" officeooo:rsid="007a2866" officeooo:paragraph-rsid="007bd9fc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font-name="Times New Roman" fo:font-size="12pt" style:text-underline-style="none" fo:font-weight="normal" officeooo:rsid="007f2216" officeooo:paragraph-rsid="0080f013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font-name="Times New Roman" fo:font-size="12pt" style:text-underline-style="none" fo:font-weight="normal" officeooo:rsid="0088d946" officeooo:paragraph-rsid="0088d946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font-name="Times New Roman" fo:font-size="12pt" style:text-underline-style="none" fo:font-weight="normal" officeooo:rsid="0083c586" officeooo:paragraph-rsid="0083c586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9144f9" officeooo:paragraph-rsid="0090a719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925810" officeooo:paragraph-rsid="0090a719" style:font-size-asian="12pt" style:font-weight-asian="normal" style:font-size-complex="12pt" style:font-weight-complex="normal"/>
    </style:style>
    <style:style style:name="P68" style:family="paragraph" style:parent-style-name="Standard">
      <style:text-properties style:font-name="Times New Roman" fo:font-size="12pt" style:text-underline-style="none" fo:font-weight="normal" officeooo:rsid="007bd9fc" officeooo:paragraph-rsid="007bd9fc" style:font-size-asian="12pt" style:font-weight-asian="normal" style:font-size-complex="12pt" style:font-weight-complex="normal"/>
    </style:style>
    <style:style style:name="P69" style:family="paragraph" style:parent-style-name="Standard">
      <style:text-properties style:font-name="Times New Roman" fo:font-size="12pt" style:text-underline-style="none" fo:font-weight="normal" officeooo:rsid="009275ef" officeooo:paragraph-rsid="007bd9fc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4e7aac" officeooo:paragraph-rsid="007be473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.4925in" fo:margin-right="0in" fo:text-indent="0in" style:auto-text-indent="false"/>
      <style:text-properties officeooo:rsid="00916307" officeooo:paragraph-rsid="0090a719"/>
    </style:style>
    <style:style style:name="P72" style:family="paragraph" style:parent-style-name="Standard">
      <style:paragraph-properties fo:margin-left="0.4925in" fo:margin-right="0in" fo:text-indent="0in" style:auto-text-indent="false"/>
      <style:text-properties officeooo:rsid="00925810" officeooo:paragraph-rsid="0090a719"/>
    </style:style>
    <style:style style:name="P73" style:family="paragraph" style:parent-style-name="Standard">
      <style:paragraph-properties fo:margin-left="0.4925in" fo:margin-right="0in" fo:text-indent="0in" style:auto-text-indent="false"/>
      <style:text-properties officeooo:rsid="009e46f2" officeooo:paragraph-rsid="009e46f2"/>
    </style:style>
    <style:style style:name="P74" style:family="paragraph" style:parent-style-name="Table_20_Contents">
      <style:text-properties officeooo:rsid="00a8a730" officeooo:paragraph-rsid="00a8a730"/>
    </style:style>
    <style:style style:name="P75" style:family="paragraph" style:parent-style-name="Standard" style:list-style-name="L1">
      <style:text-properties officeooo:rsid="00590ab2" officeooo:paragraph-rsid="00590ab2"/>
    </style:style>
    <style:style style:name="P76" style:family="paragraph" style:parent-style-name="Standard" style:list-style-name="L1">
      <style:text-properties officeooo:rsid="005af17e" officeooo:paragraph-rsid="005af17e"/>
    </style:style>
    <style:style style:name="P77" style:family="paragraph" style:parent-style-name="Standard" style:list-style-name="L2">
      <style:text-properties officeooo:paragraph-rsid="00531893"/>
    </style:style>
    <style:style style:name="P78" style:family="paragraph" style:parent-style-name="Standard" style:list-style-name="L2">
      <style:text-properties officeooo:rsid="00531893" officeooo:paragraph-rsid="00983e3a"/>
    </style:style>
    <style:style style:name="P79" style:family="paragraph" style:parent-style-name="Standard" style:list-style-name="L2">
      <style:text-properties officeooo:rsid="00531893" officeooo:paragraph-rsid="00984df2"/>
    </style:style>
    <style:style style:name="P80" style:family="paragraph" style:parent-style-name="Standard" style:list-style-name="L2">
      <style:text-properties officeooo:rsid="00531893" officeooo:paragraph-rsid="0098dbb6"/>
    </style:style>
    <style:style style:name="P81" style:family="paragraph" style:parent-style-name="Standard" style:list-style-name="L2">
      <style:text-properties officeooo:rsid="0098fc38" officeooo:paragraph-rsid="0098fc38"/>
    </style:style>
    <style:style style:name="P82" style:family="paragraph" style:parent-style-name="Standard" style:list-style-name="L2">
      <style:text-properties officeooo:rsid="0098fc38" officeooo:paragraph-rsid="009931fd"/>
    </style:style>
    <style:style style:name="P83" style:family="paragraph" style:parent-style-name="Standard" style:list-style-name="L2">
      <style:text-properties officeooo:rsid="0098fc38" officeooo:paragraph-rsid="009a3e1e"/>
    </style:style>
    <style:style style:name="P84" style:family="paragraph" style:parent-style-name="Standard" style:list-style-name="L2">
      <style:text-properties officeooo:rsid="009ba683" officeooo:paragraph-rsid="009ba683"/>
    </style:style>
    <style:style style:name="P85" style:family="paragraph" style:parent-style-name="Standard" style:list-style-name="L2">
      <style:text-properties officeooo:rsid="005801da" officeooo:paragraph-rsid="005801da"/>
    </style:style>
    <style:style style:name="P86" style:family="paragraph" style:parent-style-name="Standard">
      <style:text-properties officeooo:rsid="00267fa4" officeooo:paragraph-rsid="00a68586"/>
    </style:style>
    <style:style style:name="P87" style:family="paragraph" style:parent-style-name="Standard">
      <style:text-properties fo:font-style="italic" officeooo:rsid="00953e3b" officeooo:paragraph-rsid="00a34702" style:font-style-asian="italic" style:font-style-complex="italic"/>
    </style:style>
    <style:style style:name="P88" style:family="paragraph" style:parent-style-name="Standard">
      <style:paragraph-properties fo:margin-left="0.9846in" fo:margin-right="0in" fo:text-indent="0in" style:auto-text-indent="false"/>
      <style:text-properties officeooo:paragraph-rsid="00a68586"/>
    </style:style>
    <style:style style:name="P89" style:family="paragraph" style:parent-style-name="Standard">
      <style:text-properties officeooo:rsid="001e14a6" officeooo:paragraph-rsid="006f0616"/>
    </style:style>
    <style:style style:name="T1" style:family="text">
      <style:text-properties officeooo:rsid="00772096"/>
    </style:style>
    <style:style style:name="T2" style:family="text">
      <style:text-properties officeooo:rsid="001e14a6"/>
    </style:style>
    <style:style style:name="T3" style:family="text">
      <style:text-properties officeooo:rsid="0022ae94"/>
    </style:style>
    <style:style style:name="T4" style:family="text">
      <style:text-properties officeooo:rsid="00240acc"/>
    </style:style>
    <style:style style:name="T5" style:family="text">
      <style:text-properties officeooo:rsid="0027f8c1"/>
    </style:style>
    <style:style style:name="T6" style:family="text">
      <style:text-properties officeooo:rsid="002824da"/>
    </style:style>
    <style:style style:name="T7" style:family="text">
      <style:text-properties officeooo:rsid="002a5f3e"/>
    </style:style>
    <style:style style:name="T8" style:family="text">
      <style:text-properties officeooo:rsid="002bc085"/>
    </style:style>
    <style:style style:name="T9" style:family="text">
      <style:text-properties officeooo:rsid="002c23bb"/>
    </style:style>
    <style:style style:name="T10" style:family="text">
      <style:text-properties officeooo:rsid="002d28a1"/>
    </style:style>
    <style:style style:name="T11" style:family="text">
      <style:text-properties officeooo:rsid="002ed7f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40acc" style:font-weight-asian="bold" style:font-weight-complex="bold"/>
    </style:style>
    <style:style style:name="T14" style:family="text">
      <style:text-properties officeooo:rsid="0031aa3b"/>
    </style:style>
    <style:style style:name="T15" style:family="text">
      <style:text-properties officeooo:rsid="003b60de"/>
    </style:style>
    <style:style style:name="T16" style:family="text">
      <style:text-properties officeooo:rsid="003f4702"/>
    </style:style>
    <style:style style:name="T17" style:family="text">
      <style:text-properties style:text-position="super 58%" style:font-name="Times New Roman"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18" style:family="text">
      <style:text-properties officeooo:rsid="004ccc51"/>
    </style:style>
    <style:style style:name="T19" style:family="text">
      <style:text-properties officeooo:rsid="004d52c7"/>
    </style:style>
    <style:style style:name="T20" style:family="text">
      <style:text-properties officeooo:rsid="004dab19"/>
    </style:style>
    <style:style style:name="T21" style:family="text">
      <style:text-properties officeooo:rsid="004e7aac"/>
    </style:style>
    <style:style style:name="T22" style:family="text">
      <style:text-properties officeooo:rsid="0051bbf0"/>
    </style:style>
    <style:style style:name="T23" style:family="text">
      <style:text-properties officeooo:rsid="0051eaef"/>
    </style:style>
    <style:style style:name="T24" style:family="text">
      <style:text-properties officeooo:rsid="00531893"/>
    </style:style>
    <style:style style:name="T25" style:family="text">
      <style:text-properties officeooo:rsid="00549bc8"/>
    </style:style>
    <style:style style:name="T26" style:family="text">
      <style:text-properties officeooo:rsid="00561ef7"/>
    </style:style>
    <style:style style:name="T27" style:family="text">
      <style:text-properties officeooo:rsid="00267fa4"/>
    </style:style>
    <style:style style:name="T28" style:family="text">
      <style:text-properties officeooo:rsid="006256f8"/>
    </style:style>
    <style:style style:name="T29" style:family="text">
      <style:text-properties officeooo:rsid="00626eee"/>
    </style:style>
    <style:style style:name="T30" style:family="text">
      <style:text-properties officeooo:rsid="00645172"/>
    </style:style>
    <style:style style:name="T31" style:family="text">
      <style:text-properties officeooo:rsid="006965fe"/>
    </style:style>
    <style:style style:name="T32" style:family="text">
      <style:text-properties officeooo:rsid="00470150"/>
    </style:style>
    <style:style style:name="T33" style:family="text">
      <style:text-properties officeooo:rsid="006e6bfa"/>
    </style:style>
    <style:style style:name="T34" style:family="text">
      <style:text-properties officeooo:rsid="0075ab86"/>
    </style:style>
    <style:style style:name="T35" style:family="text">
      <style:text-properties officeooo:rsid="00790884"/>
    </style:style>
    <style:style style:name="T36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37" style:family="text">
      <style:text-properties style:font-name="Times New Roman" fo:font-size="12pt" style:text-underline-style="none" fo:font-weight="normal" officeooo:rsid="00993849" style:font-size-asian="12pt" style:font-weight-asian="normal" style:font-size-complex="12pt" style:font-weight-complex="normal"/>
    </style:style>
    <style:style style:name="T38" style:family="text">
      <style:text-properties style:font-name="Times New Roman" fo:font-size="12pt" style:text-underline-style="none" fo:font-weight="normal" officeooo:rsid="00bb5a88" style:font-size-asian="12pt" style:font-weight-asian="normal" style:font-size-complex="12pt" style:font-weight-complex="normal"/>
    </style:style>
    <style:style style:name="T39" style:family="text">
      <style:text-properties style:font-name="Times New Roman" fo:font-size="12pt" style:text-underline-style="none" fo:font-weight="normal" officeooo:rsid="007a2866" style:font-size-asian="12pt" style:font-weight-asian="normal" style:font-size-complex="12pt" style:font-weight-complex="normal"/>
    </style:style>
    <style:style style:name="T40" style:family="text">
      <style:text-properties style:font-name="Times New Roman" fo:font-size="12pt" style:text-underline-style="none" fo:font-weight="normal" officeooo:rsid="004e7aac" style:font-size-asian="12pt" style:font-weight-asian="normal" style:font-size-complex="12pt" style:font-weight-complex="normal"/>
    </style:style>
    <style:style style:name="T41" style:family="text">
      <style:text-properties style:font-name="Times New Roman" fo:font-size="12pt" style:text-underline-style="none" fo:font-weight="normal" officeooo:rsid="007d8aa7" style:font-size-asian="12pt" style:font-weight-asian="normal" style:font-size-complex="12pt" style:font-weight-complex="normal"/>
    </style:style>
    <style:style style:name="T42" style:family="text">
      <style:text-properties style:font-name="Times New Roman" fo:font-size="12pt" style:text-underline-style="none" fo:font-weight="normal" officeooo:rsid="007f2216" style:font-size-asian="12pt" style:font-weight-asian="normal" style:font-size-complex="12pt" style:font-weight-complex="normal"/>
    </style:style>
    <style:style style:name="T43" style:family="text">
      <style:text-properties style:font-name="Times New Roman" fo:font-size="12pt" style:text-underline-style="none" fo:font-weight="normal" officeooo:rsid="007f5571" style:font-size-asian="12pt" style:font-weight-asian="normal" style:font-size-complex="12pt" style:font-weight-complex="normal"/>
    </style:style>
    <style:style style:name="T44" style:family="text">
      <style:text-properties style:font-name="Times New Roman" fo:font-size="12pt" style:text-underline-style="none" fo:font-weight="normal" officeooo:rsid="0080e8f7" style:font-size-asian="12pt" style:font-weight-asian="normal" style:font-size-complex="12pt" style:font-weight-complex="normal"/>
    </style:style>
    <style:style style:name="T45" style:family="text">
      <style:text-properties style:font-name="Times New Roman" fo:font-size="12pt" style:text-underline-style="none" fo:font-weight="normal" officeooo:rsid="0080f013" style:font-size-asian="12pt" style:font-weight-asian="normal" style:font-size-complex="12pt" style:font-weight-complex="normal"/>
    </style:style>
    <style:style style:name="T46" style:family="text">
      <style:text-properties style:font-name="Times New Roman" fo:font-size="12pt" style:text-underline-style="none" fo:font-weight="normal" officeooo:rsid="003b60de" style:font-size-asian="12pt" style:font-weight-asian="normal" style:font-size-complex="12pt" style:font-weight-complex="normal"/>
    </style:style>
    <style:style style:name="T47" style:family="text">
      <style:text-properties style:font-name="Times New Roman" fo:font-size="12pt" style:text-underline-style="none" fo:font-weight="normal" officeooo:rsid="003c162f" style:font-size-asian="12pt" style:font-weight-asian="normal" style:font-size-complex="12pt" style:font-weight-complex="normal"/>
    </style:style>
    <style:style style:name="T48" style:family="text">
      <style:text-properties style:font-name="Times New Roman" fo:font-size="12pt" style:text-underline-style="none" fo:font-weight="normal" officeooo:rsid="00825097" style:font-size-asian="12pt" style:font-weight-asian="normal" style:font-size-complex="12pt" style:font-weight-complex="normal"/>
    </style:style>
    <style:style style:name="T49" style:family="text">
      <style:text-properties style:font-name="Times New Roman"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50" style:family="text">
      <style:text-properties style:font-name="Times New Roman" fo:font-size="12pt" style:text-underline-style="none" fo:font-weight="normal" officeooo:rsid="0083c586" style:font-size-asian="12pt" style:font-weight-asian="normal" style:font-size-complex="12pt" style:font-weight-complex="normal"/>
    </style:style>
    <style:style style:name="T51" style:family="text">
      <style:text-properties style:font-name="Times New Roman" fo:font-size="12pt" style:text-underline-style="none" fo:font-weight="normal" officeooo:rsid="0085ab40" style:font-size-asian="12pt" style:font-weight-asian="normal" style:font-size-complex="12pt" style:font-weight-complex="normal"/>
    </style:style>
    <style:style style:name="T52" style:family="text">
      <style:text-properties style:font-name="Times New Roman" fo:font-size="12pt" style:text-underline-style="none" fo:font-weight="normal" officeooo:rsid="008b1fa7" style:font-size-asian="12pt" style:font-weight-asian="normal" style:font-size-complex="12pt" style:font-weight-complex="normal"/>
    </style:style>
    <style:style style:name="T53" style:family="text">
      <style:text-properties style:font-name="Times New Roman" fo:font-size="12pt" style:text-underline-style="none" fo:font-weight="normal" officeooo:rsid="008e0302" style:font-size-asian="12pt" style:font-weight-asian="normal" style:font-size-complex="12pt" style:font-weight-complex="normal"/>
    </style:style>
    <style:style style:name="T54" style:family="text">
      <style:text-properties style:font-name="Times New Roman" fo:font-size="12pt" style:text-underline-style="none" fo:font-weight="normal" officeooo:rsid="0090a719" style:font-size-asian="12pt" style:font-weight-asian="normal" style:font-size-complex="12pt" style:font-weight-complex="normal"/>
    </style:style>
    <style:style style:name="T55" style:family="text">
      <style:text-properties style:font-name="Times New Roman" fo:font-size="12pt" style:text-underline-style="none" fo:font-weight="normal" officeooo:rsid="00431c59" style:font-size-asian="12pt" style:font-weight-asian="normal" style:font-size-complex="12pt" style:font-weight-complex="normal"/>
    </style:style>
    <style:style style:name="T56" style:family="text">
      <style:text-properties style:font-name="Times New Roman" fo:font-size="12pt" style:text-underline-style="none" fo:font-weight="normal" officeooo:rsid="009144f9" style:font-size-asian="12pt" style:font-weight-asian="normal" style:font-size-complex="12pt" style:font-weight-complex="normal"/>
    </style:style>
    <style:style style:name="T57" style:family="text">
      <style:text-properties style:font-name="Times New Roman" fo:font-size="12pt" style:text-underline-style="none" fo:font-weight="normal" officeooo:rsid="00916307" style:font-size-asian="12pt" style:font-weight-asian="normal" style:font-size-complex="12pt" style:font-weight-complex="normal"/>
    </style:style>
    <style:style style:name="T58" style:family="text">
      <style:text-properties style:font-name="Times New Roman" fo:font-size="12pt" style:text-underline-style="none" fo:font-weight="normal" officeooo:rsid="00925810" style:font-size-asian="12pt" style:font-weight-asian="normal" style:font-size-complex="12pt" style:font-weight-complex="normal"/>
    </style:style>
    <style:style style:name="T59" style:family="text">
      <style:text-properties style:font-name="Times New Roman" fo:font-size="12pt" style:text-underline-style="none" fo:font-weight="normal" officeooo:rsid="009275ef" style:font-size-asian="12pt" style:font-weight-asian="normal" style:font-size-complex="12pt" style:font-weight-complex="normal"/>
    </style:style>
    <style:style style:name="T60" style:family="text">
      <style:text-properties style:font-name="Times New Roman" fo:font-size="12pt" style:text-underline-style="none" fo:font-weight="normal" officeooo:rsid="00927eba" style:font-size-asian="12pt" style:font-weight-asian="normal" style:font-size-complex="12pt" style:font-weight-complex="normal"/>
    </style:style>
    <style:style style:name="T61" style:family="text">
      <style:text-properties style:font-name="Times New Roman" fo:font-size="12pt" style:text-underline-style="none" fo:font-weight="normal" officeooo:rsid="0093dc44" style:font-size-asian="12pt" style:font-weight-asian="normal" style:font-size-complex="12pt" style:font-weight-complex="normal"/>
    </style:style>
    <style:style style:name="T62" style:family="text">
      <style:text-properties style:font-name="Times New Roman" fo:font-size="12pt" style:text-underline-style="none" fo:font-weight="normal" officeooo:rsid="00953e3b" style:font-size-asian="12pt" style:font-weight-asian="normal" style:font-size-complex="12pt" style:font-weight-complex="normal"/>
    </style:style>
    <style:style style:name="T63" style:family="text">
      <style:text-properties style:font-name="Times New Roman" fo:font-size="12pt" style:text-underline-style="none" fo:font-weight="normal" officeooo:rsid="0080b019" style:font-size-asian="12pt" style:font-weight-asian="normal" style:font-size-complex="12pt" style:font-weight-complex="normal"/>
    </style:style>
    <style:style style:name="T64" style:family="text">
      <style:text-properties style:font-name="Times New Roman" fo:font-size="12pt" style:text-underline-style="none" fo:font-weight="normal" officeooo:rsid="00a68586" style:font-size-asian="12pt" style:font-weight-asian="normal" style:font-size-complex="12pt" style:font-weight-complex="normal"/>
    </style:style>
    <style:style style:name="T65" style:family="text">
      <style:text-properties style:font-name="Times New Roman" fo:font-size="12pt" style:text-underline-style="none" fo:font-weight="normal" officeooo:rsid="00a6d297" style:font-size-asian="12pt" style:font-weight-asian="normal" style:font-size-complex="12pt" style:font-weight-complex="normal"/>
    </style:style>
    <style:style style:name="T66" style:family="text">
      <style:text-properties style:font-name="Times New Roman" fo:font-size="12pt" style:text-underline-style="none" fo:font-weight="normal" officeooo:rsid="00a74ad0" style:font-size-asian="12pt" style:font-weight-asian="normal" style:font-size-complex="12pt" style:font-weight-complex="normal"/>
    </style:style>
    <style:style style:name="T67" style:family="text">
      <style:text-properties style:font-name="Times New Roman" fo:font-size="12pt" fo:font-style="normal" style:text-underline-style="none" fo:font-weight="normal" officeooo:rsid="008c1595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font-name="Times New Roman" fo:font-size="12pt" fo:font-style="normal" style:text-underline-style="none" fo:font-weight="normal" officeooo:rsid="00820e8d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Times New Roman" fo:font-size="12pt" fo:font-style="normal" style:text-underline-style="none" fo:font-weight="normal" officeooo:rsid="00852cea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Times New Roman" fo:font-size="12pt" fo:font-style="normal" style:text-underline-style="none" fo:font-weight="normal" officeooo:rsid="008d1253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Times New Roman" fo:font-size="12pt" fo:font-style="normal" style:text-underline-style="none" fo:font-weight="normal" officeooo:rsid="008de1ab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Times New Roman" fo:font-size="12pt" fo:font-style="normal" style:text-underline-style="none" fo:font-weight="normal" officeooo:rsid="008e0302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Times New Roman" fo:font-size="12pt" fo:font-style="normal" style:text-underline-style="none" fo:font-weight="normal" officeooo:rsid="008ee319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Times New Roman" fo:font-size="12pt" fo:font-style="normal" style:text-underline-style="none" fo:font-weight="normal" officeooo:rsid="0090a92f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Times New Roman" fo:font-size="12pt" fo:font-weight="normal" officeooo:rsid="00993849" style:font-size-asian="12pt" style:font-weight-asian="normal" style:font-size-complex="12pt" style:font-weight-complex="normal"/>
    </style:style>
    <style:style style:name="T76" style:family="text">
      <style:text-properties style:font-name="Times New Roman" fo:font-size="12pt" fo:font-weight="normal" officeooo:rsid="00bb5a88" style:font-size-asian="12pt" style:font-weight-asian="normal" style:font-size-complex="12pt" style:font-weight-complex="normal"/>
    </style:style>
    <style:style style:name="T77" style:family="text">
      <style:text-properties officeooo:rsid="007a2866"/>
    </style:style>
    <style:style style:name="T78" style:family="text">
      <style:text-properties officeooo:rsid="007bd9fc"/>
    </style:style>
    <style:style style:name="T79" style:family="text">
      <style:text-properties officeooo:rsid="007be473"/>
    </style:style>
    <style:style style:name="T80" style:family="text">
      <style:text-properties officeooo:rsid="007d8aa7"/>
    </style:style>
    <style:style style:name="T81" style:family="text">
      <style:text-properties officeooo:rsid="00825097"/>
    </style:style>
    <style:style style:name="T82" style:family="text">
      <style:text-properties officeooo:rsid="0083c586"/>
    </style:style>
    <style:style style:name="T83" style:family="text">
      <style:text-properties officeooo:rsid="008720c4"/>
    </style:style>
    <style:style style:name="T84" style:family="text">
      <style:text-properties officeooo:rsid="0090a719"/>
    </style:style>
    <style:style style:name="T85" style:family="text">
      <style:text-properties officeooo:rsid="00916307"/>
    </style:style>
    <style:style style:name="T86" style:family="text">
      <style:text-properties officeooo:rsid="00925810"/>
    </style:style>
    <style:style style:name="T87" style:family="text">
      <style:text-properties officeooo:rsid="009275ef"/>
    </style:style>
    <style:style style:name="T88" style:family="text">
      <style:text-properties officeooo:rsid="00953e3b"/>
    </style:style>
    <style:style style:name="T89" style:family="text">
      <style:text-properties officeooo:rsid="00983e3a"/>
    </style:style>
    <style:style style:name="T90" style:family="text">
      <style:text-properties officeooo:rsid="0098dbb6"/>
    </style:style>
    <style:style style:name="T91" style:family="text">
      <style:text-properties officeooo:rsid="009931fd"/>
    </style:style>
    <style:style style:name="T92" style:family="text">
      <style:text-properties officeooo:rsid="009a3e1e"/>
    </style:style>
    <style:style style:name="T93" style:family="text">
      <style:text-properties officeooo:rsid="009a61c4"/>
    </style:style>
    <style:style style:name="T94" style:family="text">
      <style:text-properties officeooo:rsid="009ba683"/>
    </style:style>
    <style:style style:name="T95" style:family="text">
      <style:text-properties officeooo:rsid="009d1c18"/>
    </style:style>
    <style:style style:name="T96" style:family="text">
      <style:text-properties officeooo:rsid="009f7ec6"/>
    </style:style>
    <style:style style:name="T97" style:family="text">
      <style:text-properties officeooo:rsid="00a34702"/>
    </style:style>
    <style:style style:name="T98" style:family="text">
      <style:text-properties officeooo:rsid="00a52e16"/>
    </style:style>
    <style:style style:name="T99" style:family="text">
      <style:text-properties officeooo:rsid="00a8a7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0"><text:span text:style-name="T33">Terminología Especializada en </text:span><text:span text:style-name="T2">Económica y Mercados Bursátiles</text:span></text:p>
          </table:table-cell>
        </table:table-row>
        <table:table-row>
          <table:table-cell table:style-name="Table1.A1" office:value-type="string">
            <text:p text:style-name="P8">Program <text:span text:style-name="T14">and </text:span><text:span text:style-name="T3">Track</text:span>:</text:p>
          </table:table-cell>
          <table:table-cell table:style-name="Table1.A1" office:value-type="string">
            <text:p text:style-name="P5"><text:span text:style-name="T4">I</text:span><text:span text:style-name="T13">nterpretación y Traduccíon: </text:span><text:span text:style-name="T12">5° Cuatrimestre </text:span></text:p>
          </table:table-cell>
        </table:table-row>
        <table:table-row>
          <table:table-cell table:style-name="Table1.A1" office:value-type="string">
            <text:p text:style-name="P9">Course ID:</text:p>
          </table:table-cell>
          <table:table-cell table:style-name="Table1.A1" office:value-type="string">
            <text:p text:style-name="P11">IT052<text:span text:style-name="T95">2</text:span></text:p>
          </table:table-cell>
        </table:table-row>
        <table:table-row>
          <table:table-cell table:style-name="Table1.A1" office:value-type="string">
            <text:p text:style-name="P23">Cohort ID:</text:p>
          </table:table-cell>
          <table:table-cell table:style-name="Table1.A1" office:value-type="string">
            <text:p text:style-name="P12">5<text:span text:style-name="T1">A</text:span></text:p>
          </table:table-cell>
        </table:table-row>
      </table:table>
      <text:p text:style-name="P2"/>
      <text:p text:style-name="P50">Description</text:p>
      <text:p text:style-name="P18">This course provides the <text:span text:style-name="T5">modern </text:span>foundations for linguistic translation in the field of <text:span text:style-name="T18">economics</text:span> <text:span text:style-name="T5">with a focus on </text:span><text:span text:style-name="T18">the </text:span><text:span text:style-name="T1">vocabulary and </text:span><text:span text:style-name="T18">documents common </text:span><text:span text:style-name="T1">in </text:span><text:span text:style-name="T35">the </text:span><text:span text:style-name="T19">fiscal </text:span><text:span text:style-name="T1">evaluation</text:span><text:span text:style-name="T19"> </text:span><text:span text:style-name="T1">of</text:span><text:span text:style-name="T20"> banks</text:span><text:span text:style-name="T18">, </text:span><text:span text:style-name="T96">business firms</text:span><text:span text:style-name="T19">, and </text:span><text:span text:style-name="T35">the</text:span><text:span text:style-name="T31"> </text:span>s<text:span text:style-name="T5">tock market. <text:s/></text:span><text:span text:style-name="T7">The </text:span><text:span text:style-name="T96">additional </text:span><text:span text:style-name="T8">professional </text:span><text:span text:style-name="T7">translational mapping tools </text:span><text:span text:style-name="T8">developed in this course will </text:span><text:span text:style-name="T10">be specific </text:span><text:span text:style-name="T8">to </text:span><text:span text:style-name="T7">Spanish and English translation</text:span><text:span text:style-name="T8">s</text:span><text:span text:style-name="T7">, although such tools </text:span><text:span text:style-name="T10">and methodologies </text:span><text:span text:style-name="T7">can readily be extended </text:span><text:span text:style-name="T11">to</text:span><text:span text:style-name="T8"> </text:span><text:span text:style-name="T9">the translation of</text:span><text:span text:style-name="T7"> other languages. </text:span></text:p>
      <text:p text:style-name="P18"/>
      <text:p text:style-name="P20"><text:span text:style-name="T6">Major </text:span><text:span text:style-name="T77">topics</text:span><text:span text:style-name="T10"> of</text:span><text:span text:style-name="T6"> the course will include: </text:span></text:p>
      <text:p text:style-name="P21"><text:span text:style-name="T77">I. <text:tab/></text:span><text:span text:style-name="T37">Foundations of </text:span><text:span text:style-name="T38">Economics</text:span></text:p>
      <text:p text:style-name="P21"><text:span text:style-name="T39">II. <text:tab/>Elements of Academic </text:span><text:span text:style-name="T62">Work</text:span></text:p>
      <text:p text:style-name="P49"><text:span text:style-name="T36">III. <text:tab/></text:span><text:span text:style-name="T48">Elements of </text:span><text:span text:style-name="T42">Professional </text:span><text:span text:style-name="T43">Consulting</text:span></text:p>
      <text:p text:style-name="P49"><text:span text:style-name="T51">IV.</text:span><text:span text:style-name="T48"> <text:s/><text:tab/>AI-Powered Translation</text:span></text:p>
      <text:p text:style-name="P49"><text:span text:style-name="T54">V. <text:s/><text:tab/></text:span><text:span text:style-name="T39">Major Elements of the Macro-economy</text:span></text:p>
      <text:p text:style-name="P21"><text:span text:style-name="T39">V</text:span><text:span text:style-name="T59">I</text:span><text:span text:style-name="T39">. <text:tab/>Interpretation and Translation of Economic Documents</text:span></text:p>
      <text:p text:style-name="P21"><text:span text:style-name="T39">V</text:span><text:span text:style-name="T59">II</text:span><text:span text:style-name="T39">. <text:tab/></text:span><text:span text:style-name="T61">Selected Topics in </text:span><text:span text:style-name="T39">Contemporary Economics</text:span></text:p>
      <text:p text:style-name="P20"><text:tab/><text:span text:style-name="T88">VIII. <text:tab/></text:span><text:span text:style-name="T97">Vocabulary </text:span><text:span text:style-name="T99">Building</text:span></text:p>
      <text:p text:style-name="P3"/>
      <text:p text:style-name="P50">Scope <text:span text:style-name="T1">and </text:span><text:span text:style-name="T81">General </text:span><text:span text:style-name="T1">Sequence</text:span></text:p>
      <text:p text:style-name="P51"><text:span text:style-name="T78">I</text:span>. <text:s/><text:span text:style-name="T75">Foundations of </text:span><text:span text:style-name="T76">Economics</text:span></text:p>
      <text:p text:style-name="P32"><text:span text:style-name="T38"><text:tab/></text:span><text:span text:style-name="T52">1. </text:span><text:span text:style-name="T53">Axioms, Theorems, and Corollaries</text:span></text:p>
      <text:p text:style-name="P32"><text:span text:style-name="T72"><text:tab/><text:tab/>1.1 </text:span><text:span text:style-name="T67">S</text:span><text:span text:style-name="T68">carcity</text:span></text:p>
      <text:p text:style-name="P32"><text:span text:style-name="T67"><text:tab/><text:tab/></text:span><text:span text:style-name="T72">1.2 <text:s/>Choice and </text:span><text:span text:style-name="T67">Opportunity Costs</text:span></text:p>
      <text:p text:style-name="P32"><text:span text:style-name="T67"><text:tab/><text:tab/></text:span><text:span text:style-name="T72">1.3 Inequalities</text:span></text:p>
      <text:p text:style-name="P58"/>
      <text:p text:style-name="P31"><text:span text:style-name="T68"><text:tab/></text:span><text:span text:style-name="T67">2. Economic </text:span><text:span text:style-name="T70">S</text:span><text:span text:style-name="T67">ystems</text:span></text:p>
      <text:p text:style-name="P31"><text:span text:style-name="T67"><text:tab/><text:tab/></text:span><text:span text:style-name="T70">2.1 T</text:span><text:span text:style-name="T69">raditional</text:span></text:p>
      <text:p text:style-name="P31"><text:span text:style-name="T69"><text:tab/><text:tab/></text:span><text:span text:style-name="T70">2.2 C</text:span><text:span text:style-name="T69">entrally-controlled</text:span></text:p>
      <text:p text:style-name="P31"><text:span text:style-name="T69"><text:tab/><text:tab/></text:span><text:span text:style-name="T70">2.3 M</text:span><text:span text:style-name="T69">arket-</text:span><text:span text:style-name="T67">based</text:span></text:p>
      <text:p text:style-name="P31"><text:span text:style-name="T67"><text:tab/><text:tab/><text:tab/></text:span><text:span text:style-name="T74">2.3.1 Perfect Competition</text:span></text:p>
      <text:p text:style-name="P31"><text:span text:style-name="T67"><text:tab/><text:tab/><text:tab/></text:span><text:span text:style-name="T74">2.3.2 Monopolies</text:span></text:p>
      <text:p text:style-name="P60"><text:tab/><text:tab/><text:tab/>2.3.3 Imperfect Competition</text:p>
      <text:p text:style-name="P59"/>
      <text:p text:style-name="P30"><text:span text:style-name="T67"><text:tab/>3. </text:span><text:span text:style-name="T71">Economic Entities</text:span></text:p>
      <text:p text:style-name="P33"><text:span text:style-name="T71"><text:tab/><text:tab/></text:span><text:span text:style-name="T73">3.1 Households</text:span></text:p>
      <text:p text:style-name="P61"><text:tab/><text:tab/>3.2 Production Centers</text:p>
      <text:p text:style-name="P61"><text:tab/><text:tab/>3.3 Government</text:p>
      <text:p text:style-name="P61"><text:tab/></text:p>
      <text:p text:style-name="P61"><text:tab/>4. Economic Resources and Flows</text:p>
      <text:p text:style-name="P33"><text:span text:style-name="T73"><text:tab/><text:tab/>4.1 </text:span><text:span text:style-name="T70">Energy</text:span></text:p>
      <text:p text:style-name="P33"><text:soft-page-break/><text:span text:style-name="T70"><text:tab/><text:tab/></text:span><text:span text:style-name="T73">4.2 </text:span><text:span text:style-name="T70">Materials</text:span></text:p>
      <text:p text:style-name="P33"><text:span text:style-name="T70"><text:tab/><text:tab/></text:span><text:span text:style-name="T73">4.3 </text:span><text:span text:style-name="T70">Mone</text:span><text:span text:style-name="T73">y</text:span></text:p>
      <text:p text:style-name="P27"/>
      <text:p text:style-name="P52"><text:span text:style-name="T78">II</text:span>. <text:span text:style-name="T39">Elements of Academic </text:span><text:span text:style-name="T43">Work</text:span></text:p>
      <text:p text:style-name="P28"><text:tab/><text:span text:style-name="T79">1</text:span>. <text:s/>The Elements of Style in Professional Writing</text:p>
      <text:p text:style-name="P34"><text:span text:style-name="T79"><text:tab/>1.1 APA </text:span><text:span text:style-name="T80">S</text:span><text:span text:style-name="T79">tyl</text:span><text:span text:style-name="T80">e</text:span></text:p>
      <text:p text:style-name="P34"><text:tab/><text:span text:style-name="T79">1.2 <text:s/></text:span><text:span text:style-name="T15">Strunk and White’</text:span><text:span text:style-name="T16">s. “Elements of Style”</text:span></text:p>
      <text:p text:style-name="P39"><text:tab/><text:tab/><text:span text:style-name="T79">1.3 </text:span><text:s/>Developing a <text:span text:style-name="T98">Professional</text:span> Voice</text:p>
      <text:p text:style-name="P40"/>
      <text:p text:style-name="P40"><text:tab/><text:span text:style-name="T80">2</text:span>. <text:s/>Review of Essential English Grammar</text:p>
      <text:p text:style-name="P38"><text:tab/><text:span text:style-name="T80">2</text:span>.1 <text:s/>Murphy’s, “English Grammar in Use”</text:p>
      <text:p text:style-name="P38"><text:span text:style-name="T39"><text:tab/></text:span><text:span text:style-name="T41">2</text:span><text:span text:style-name="T39">.2 <text:s/></text:span><text:span text:style-name="T40">The Yale Graduate Writing Center</text:span></text:p>
      <text:p text:style-name="P70"/>
      <text:p text:style-name="P73"><text:span text:style-name="T40">3. </text:span><text:span text:style-name="T36">Critique</text:span></text:p>
      <text:p text:style-name="P62"/>
      <text:p text:style-name="P53"><text:span text:style-name="T48">III <text:s/>Elements of </text:span><text:span text:style-name="T42">Professional </text:span><text:span text:style-name="T43">Consulting</text:span></text:p>
      <text:p text:style-name="P27"><text:span text:style-name="T39"><text:tab/></text:span><text:span text:style-name="T48">1</text:span><text:span text:style-name="T42">. </text:span><text:span text:style-name="T44">Quality Assurance / Quality Control (QA/QC)</text:span></text:p>
      <text:p text:style-name="P29"><text:span text:style-name="T42"><text:tab/><text:tab/></text:span><text:span text:style-name="T48">1</text:span><text:span text:style-name="T43">.1 Quality Management Systems (QMS): ISO 9001</text:span></text:p>
      <text:p text:style-name="P41"><text:span text:style-name="T42"><text:tab/><text:tab/></text:span><text:span text:style-name="T48">1</text:span><text:span text:style-name="T43">.2 </text:span><text:span text:style-name="T44">Records Management: ISO 15489</text:span></text:p>
      <text:p text:style-name="P63"><text:tab/></text:p>
      <text:p text:style-name="P42"><text:span text:style-name="T42"><text:tab/></text:span><text:span text:style-name="T48">2</text:span><text:span text:style-name="T45">. </text:span><text:span text:style-name="T46"><text:s/></text:span><text:span text:style-name="T57">Document </text:span><text:span text:style-name="T46">Version Control Systems (V</text:span><text:span text:style-name="T47">CSs</text:span><text:span text:style-name="T46">)</text:span></text:p>
      <text:p text:style-name="P42"><text:span text:style-name="T46"><text:tab/><text:tab/></text:span><text:span text:style-name="T48">2</text:span><text:span text:style-name="T45">.1 </text:span><text:span text:style-name="T46">Git</text:span></text:p>
      <text:p text:style-name="P42"><text:span text:style-name="T46"><text:tab/><text:tab/></text:span><text:span text:style-name="T48">2</text:span><text:span text:style-name="T45">.2 GitHub</text:span></text:p>
      <text:p text:style-name="P63"/>
      <text:p text:style-name="P46"><text:span text:style-name="T42"><text:tab/>3. </text:span><text:span text:style-name="T36">Marron’s Tips for Successful Consulting</text:span></text:p>
      <text:p text:style-name="P64"><text:tab/><text:tab/>3.1 <text:s/>Clients</text:p>
      <text:p text:style-name="P64"><text:tab/><text:tab/>3.2 <text:s/>Deliverables</text:p>
      <text:p text:style-name="P64"><text:tab/><text:tab/>3.3 Transmittal Letters</text:p>
      <text:p text:style-name="P63"/>
      <text:p text:style-name="P54"><text:span text:style-name="T51">IV.</text:span><text:span text:style-name="T48"> <text:s/>AI-Powered Translation</text:span></text:p>
      <text:p text:style-name="P45"><text:span text:style-name="T42"><text:tab/></text:span><text:span text:style-name="T51">1. </text:span><text:span text:style-name="T49">Professional Translators in the 21</text:span><text:span text:style-name="T17">st</text:span><text:span text:style-name="T49"> century</text:span></text:p>
      <text:p text:style-name="P45"><text:span text:style-name="T49"><text:tab/><text:tab/></text:span><text:span text:style-name="T51">1.1 </text:span><text:span text:style-name="T50">Current Research</text:span></text:p>
      <text:p text:style-name="P45"><text:span text:style-name="T50"><text:tab/><text:tab/></text:span><text:span text:style-name="T51">1.2 </text:span><text:span text:style-name="T50">Realities</text:span></text:p>
      <text:p text:style-name="P65"><text:tab/></text:p>
      <text:p text:style-name="P45"><text:span text:style-name="T50"><text:tab/>2. </text:span><text:span text:style-name="T51">AI</text:span></text:p>
      <text:p text:style-name="P45"><text:span text:style-name="T51"><text:tab/><text:tab/>2.1 </text:span><text:span text:style-name="T50">Machine Learning</text:span></text:p>
      <text:p text:style-name="P45"><text:span text:style-name="T50"><text:tab/><text:tab/></text:span><text:span text:style-name="T51">2.2 </text:span><text:span text:style-name="T50">Large Language Models (LLMs)</text:span></text:p>
      <text:p text:style-name="P45"><text:span text:style-name="T50"><text:tab/><text:tab/></text:span><text:span text:style-name="T51">2.3 Generative Pre-Trained Transformers (GPTs)</text:span></text:p>
      <text:p text:style-name="P43"/>
      <text:p text:style-name="P43"><text:span text:style-name="T82">3. </text:span><text:s/><text:span text:style-name="T82">The Tools</text:span></text:p>
      <text:p text:style-name="P43"><text:span text:style-name="T82"><text:tab/>3.</text:span><text:span text:style-name="T83">1</text:span><text:span text:style-name="T82"> Python </text:span></text:p>
      <text:p text:style-name="P43"><text:span text:style-name="T82"><text:tab/>3.2 </text:span><text:span text:style-name="T30">Application Programmer Interfaces (</text:span><text:span text:style-name="T32">APIs</text:span><text:span text:style-name="T30">)</text:span></text:p>
      <text:p text:style-name="P43"><text:span text:style-name="T82"><text:tab/>3.3 </text:span><text:span text:style-name="T30">Software Development Kits (</text:span><text:span text:style-name="T32">SDKs</text:span><text:span text:style-name="T30">)</text:span></text:p>
      <text:p text:style-name="P44"/>
      <text:p text:style-name="P44"><text:tab/><text:tab/></text:p>
      <text:p text:style-name="P55"><text:soft-page-break/><text:span text:style-name="T54">V. <text:s/></text:span><text:span text:style-name="T39">Major Elements of the Macro-economy</text:span></text:p>
      <text:p text:style-name="P35">1. <text:s/><text:span text:style-name="T21">Banks</text:span></text:p>
      <text:p text:style-name="P36"><text:span text:style-name="T84"><text:tab/>1.1 </text:span><text:span text:style-name="T85">Legalities</text:span></text:p>
      <text:p text:style-name="P36"><text:span text:style-name="T84"><text:tab/></text:span><text:span text:style-name="T85">1.2 </text:span><text:span text:style-name="T84">Central Banks</text:span></text:p>
      <text:p text:style-name="P35"><text:span text:style-name="T84"><text:tab/>1.</text:span><text:span text:style-name="T85">3</text:span><text:span text:style-name="T84"> Commercial Banks</text:span></text:p>
      <text:p text:style-name="P35"><text:span text:style-name="T84"><text:tab/>1.</text:span><text:span text:style-name="T85">4</text:span><text:span text:style-name="T84"> Development Banks</text:span></text:p>
      <text:p text:style-name="P35"><text:span text:style-name="T84"><text:tab/>1.</text:span><text:span text:style-name="T85">5</text:span><text:span text:style-name="T84"> Savings and loan associations</text:span></text:p>
      <text:p text:style-name="P35"><text:span text:style-name="T84"><text:tab/>1.</text:span><text:span text:style-name="T85">6 </text:span><text:span text:style-name="T84">Credit Unions</text:span></text:p>
      <text:p text:style-name="P35"/>
      <text:p text:style-name="P47">2. <text:span text:style-name="T55">Stock Markets</text:span></text:p>
      <text:p text:style-name="P47"><text:span text:style-name="T55"><text:tab/></text:span><text:span text:style-name="T56">2.1 </text:span><text:span text:style-name="T57">Stock Markets and </text:span><text:span text:style-name="T56">Economic Growth</text:span></text:p>
      <text:p text:style-name="P66"><text:tab/>2.2 <text:s/>Shares, Bonds, Securities, Derivatives</text:p>
      <text:p text:style-name="P66"><text:tab/>2.3 <text:s/>World Stock Exchanges</text:p>
      <text:p text:style-name="P66"><text:tab/>2.4 The BMV (Bolsa Mexicano de Valores)</text:p>
      <text:p text:style-name="P66"><text:tab/>2.5 Preventing Stock Market Manipulations</text:p>
      <text:p text:style-name="P66"><text:tab/><text:tab/>2.5.1 <text:s/>The Comisión Nacional Bancaria y de Valores (CNBV)</text:p>
      <text:p text:style-name="P66"><text:tab/><text:tab/>2.5.2 <text:s/>The Securities Exchange Commision (SEC)</text:p>
      <text:p text:style-name="P37"/>
      <text:p text:style-name="P37"><text:span text:style-name="T84">3.</text:span> <text:span text:style-name="T86">Business Firms</text:span></text:p>
      <text:p text:style-name="P71"><text:tab/>3.1 Legalities</text:p>
      <text:p text:style-name="P71"><text:tab/>3.2 <text:s/>Sole proprietorship</text:p>
      <text:p text:style-name="P72"><text:tab/>3.3 Partnership</text:p>
      <text:p text:style-name="P37"><text:span text:style-name="T86"><text:tab/>3.4 Corporation</text:span><text:span text:style-name="T87">s</text:span></text:p>
      <text:p text:style-name="P72"><text:tab/><text:tab/>3.4.1 Legalities</text:p>
      <text:p text:style-name="P72"><text:tab/><text:tab/>3.4.2 Sociedad Anónima (S.A.)</text:p>
      <text:p text:style-name="P37"><text:tab/><text:tab/><text:span text:style-name="T86">3.4.3 </text:span>Sociedad Anónima de Capital Variable (S.A. de C.V.)</text:p>
      <text:p text:style-name="P35"><text:span text:style-name="T55"><text:tab/><text:tab/></text:span><text:span text:style-name="T58">3.4.4 <text:s/>Simplified Stock Corporation (S.A.S.)</text:span></text:p>
      <text:p text:style-name="P67"><text:tab/><text:tab/>3.4.5 Sociedad de Responsabilidad Limitada (S. de R.L.)</text:p>
      <text:p text:style-name="P68"/>
      <text:p text:style-name="P56"><text:span text:style-name="T39">V</text:span><text:span text:style-name="T59">I</text:span><text:span text:style-name="T39">. Interpretation and Translation of </text:span><text:span text:style-name="T66">Selected </text:span><text:span text:style-name="T39">Economic Documents</text:span></text:p>
      <text:p text:style-name="P19"><text:span text:style-name="T39"><text:tab/></text:span><text:span text:style-name="T59">1, Academic Text</text:span><text:span text:style-name="T60">s</text:span></text:p>
      <text:p text:style-name="P69"><text:tab/>2. Economic Development Strategy and Evaluation Docs</text:p>
      <text:p text:style-name="P69"><text:tab/>3. Economic Performance Docs</text:p>
      <text:p text:style-name="P69"><text:tab/>4. Corporate Reports</text:p>
      <text:p text:style-name="P69"><text:tab/>5. Stock Offerings (Prospectus)</text:p>
      <text:p text:style-name="P19"><text:span text:style-name="T59"><text:tab/>6. </text:span><text:span text:style-name="T60">Journal Articles</text:span></text:p>
      <text:p text:style-name="P27"/>
      <text:p text:style-name="P57"><text:span text:style-name="T39">V</text:span><text:span text:style-name="T59">II</text:span><text:span text:style-name="T39">. </text:span><text:span text:style-name="T61">Selected Topics in </text:span><text:span text:style-name="T39">Contemporary Economics</text:span></text:p>
      <text:p text:style-name="P86"><text:span text:style-name="T39"><text:tab/></text:span><text:span text:style-name="T61">1, </text:span><text:span text:style-name="T63"><text:s/>Literature Review </text:span><text:span text:style-name="T65">and Translation </text:span><text:span text:style-name="T63">in Open-</text:span><text:span text:style-name="T64">S</text:span><text:span text:style-name="T63">ource Journals</text:span></text:p>
      <text:p text:style-name="P88"><text:span text:style-name="T64">1.1 </text:span><text:span text:style-name="T61">The Journal of Economic Structures</text:span></text:p>
      <text:p text:style-name="P88"><text:span text:style-name="T64">1.</text:span><text:span text:style-name="T61">2. Financial Innovation</text:span></text:p>
      <text:p text:style-name="P88"><text:span text:style-name="T64">1.</text:span><text:span text:style-name="T61">3. Oxford Open Economics</text:span></text:p>
      <text:p text:style-name="P27"/>
      <text:p text:style-name="P87">VIII. Vocabulary <text:span text:style-name="T99">Building</text:span></text:p>
      <text:p text:style-name="P48"/>
      <text:p text:style-name="P13"><text:soft-page-break/></text:p>
      <text:p text:style-name="P13">Expectations</text:p>
      <text:p text:style-name="P17">Students will be expected to:</text:p>
      <text:list xml:id="list3835188180" text:style-name="L1">
        <text:list-item>
          <text:p text:style-name="P75">Attend all classes on time</text:p>
        </text:list-item>
        <text:list-item>
          <text:p text:style-name="P75">Be prepared to take notes and access materials on-line</text:p>
        </text:list-item>
        <text:list-item>
          <text:p text:style-name="P75">Participate in all class activities, including discussions and presentations</text:p>
        </text:list-item>
        <text:list-item>
          <text:p text:style-name="P76">Complete all assignments, quizzes, and the final exam</text:p>
        </text:list-item>
      </text:list>
      <text:p text:style-name="P26"/>
      <text:p text:style-name="P13">Exit Criteria</text:p>
      <text:p text:style-name="P6"><text:span text:style-name="T22">Upon the successful completion of the course the student will </text:span><text:span text:style-name="T23">be able to:</text:span></text:p>
      <text:list xml:id="list1303562676" text:style-name="L2">
        <text:list-item>
          <text:p text:style-name="P78">Demonstrate a <text:span text:style-name="T89">solid </text:span>understanding of the <text:span text:style-name="T89">theoretical foundations of economics as well as a basic understanding of economic systems, economic entities, and economic flows</text:span></text:p>
        </text:list-item>
        <text:list-item>
          <text:p text:style-name="P79">Demonstrate a solid understanding of <text:span text:style-name="T25">English grammatical structures and stylistic elements </text:span><text:span text:style-name="T95">useful for professional writing</text:span></text:p>
        </text:list-item>
        <text:list-item>
          <text:p text:style-name="P80">Demonstrate a solid understanding of <text:span text:style-name="T90">document management and QA/QC as well as other elements of professional consulting</text:span></text:p>
        </text:list-item>
        <text:list-item>
          <text:p text:style-name="P81">Demonstrate <text:span text:style-name="T24">a </text:span><text:span text:style-name="T93">basic </text:span><text:span text:style-name="T24">understanding of </text:span>AI-powered translation and the use of LLMs via APIs</text:p>
        </text:list-item>
        <text:list-item>
          <text:p text:style-name="P82"><text:span text:style-name="T24">Demonstrate a </text:span><text:span text:style-name="T93">solid</text:span><text:span text:style-name="T24"> understanding of the </text:span><text:span text:style-name="T91">m</text:span>ajor <text:span text:style-name="T91">e</text:span>lements of the <text:span text:style-name="T91">m</text:span>acro-economy <text:span text:style-name="T91">including </text:span><text:span text:style-name="T24">banks, stock markets, </text:span><text:span text:style-name="T91">and business fir</text:span><text:span text:style-name="T92">ms</text:span></text:p>
        </text:list-item>
        <text:list-item>
          <text:p text:style-name="P83"><text:span text:style-name="T26">Analyze, evaluate, </text:span><text:span text:style-name="T92">and translate </text:span><text:span text:style-name="T29">a variety of </text:span><text:span text:style-name="T94">different types of </text:span><text:span text:style-name="T92">texts </text:span><text:span text:style-name="T28">relevant to </text:span><text:span text:style-name="T92">economic </text:span><text:span text:style-name="T93">theory and analysis</text:span></text:p>
        </text:list-item>
        <text:list-item>
          <text:p text:style-name="P84">Demonstrate familiarity with selected topics in contemporary economics</text:p>
        </text:list-item>
        <text:list-item>
          <text:p text:style-name="P77">Acquire and use vocabulary <text:span text:style-name="T93">relevant to modern economics</text:span></text:p>
        </text:list-item>
        <text:list-item>
          <text:p text:style-name="P85">Produce professional-quality deliverables</text:p>
        </text:list-item>
      </text:list>
      <text:p text:style-name="P22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4"><text:span text:style-name="T34">Interim </text:span>Evaluations <text:span text:style-name="T99">(Partials)</text:span>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15">Final Grade</text:p>
          </table:table-cell>
          <table:table-cell table:style-name="Table2.A1" office:value-type="string">
            <text:p text:style-name="P25"/>
          </table:table-cell>
        </table:table-row>
        <table:table-row>
          <table:table-cell table:style-name="Table2.A1" office:value-type="string">
            <text:p text:style-name="P16">Daily Work and Participation<text:tab/></text:p>
          </table:table-cell>
          <table:table-cell table:style-name="Table2.A1" office:value-type="string">
            <text:p text:style-name="P24">10%</text:p>
          </table:table-cell>
          <table:table-cell table:style-name="Table2.A1" office:value-type="string">
            <text:p text:style-name="P25"/>
          </table:table-cell>
          <table:table-cell table:style-name="Table2.D1" office:value-type="string">
            <text:p text:style-name="P16"><text:span text:style-name="T99">1P</text:span><text:tab/></text:p>
          </table:table-cell>
          <table:table-cell table:style-name="Table2.A1" office:value-type="string">
            <text:p text:style-name="P24"><text:span text:style-name="T99">25 </text:span>%</text:p>
          </table:table-cell>
        </table:table-row>
        <table:table-row>
          <table:table-cell table:style-name="Table2.A1" office:value-type="string">
            <text:p text:style-name="P24">Homework</text:p>
          </table:table-cell>
          <table:table-cell table:style-name="Table2.A1" office:value-type="string">
            <text:p text:style-name="P24">60 %</text:p>
          </table:table-cell>
          <table:table-cell table:style-name="Table2.A1" office:value-type="string">
            <text:p text:style-name="P25"/>
          </table:table-cell>
          <table:table-cell table:style-name="Table2.D1" office:value-type="string">
            <text:p text:style-name="P74">2P</text:p>
          </table:table-cell>
          <table:table-cell table:style-name="Table2.A1" office:value-type="string">
            <text:p text:style-name="P24"><text:span text:style-name="T99">25 </text:span>%</text:p>
          </table:table-cell>
        </table:table-row>
        <table:table-row>
          <table:table-cell table:style-name="Table2.A1" office:value-type="string">
            <text:p text:style-name="P24">Interim Exam</text:p>
          </table:table-cell>
          <table:table-cell table:style-name="Table2.A1" office:value-type="string">
            <text:p text:style-name="P24">30%</text:p>
          </table:table-cell>
          <table:table-cell table:style-name="Table2.A1" office:value-type="string">
            <text:p text:style-name="P25"/>
          </table:table-cell>
          <table:table-cell table:style-name="Table2.D1" office:value-type="string">
            <text:p text:style-name="P74">3P</text:p>
          </table:table-cell>
          <table:table-cell table:style-name="Table2.A1" office:value-type="string">
            <text:p text:style-name="P24"><text:span text:style-name="T99">25 </text:span>%</text:p>
          </table:table-cell>
        </table:table-row>
        <table:table-row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  <table:table-cell table:style-name="Table2.D1" office:value-type="string">
            <text:p text:style-name="P24">Final Exam</text:p>
          </table:table-cell>
          <table:table-cell table:style-name="Table2.A1" office:value-type="string">
            <text:p text:style-name="P24"><text:span text:style-name="T99">25</text:span> %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P2" style:family="paragraph" style:parent-style-name="Header">
      <style:paragraph-properties fo:text-align="end" style:justify-single-word="false"/>
      <style:text-properties officeooo:rsid="00790884" officeooo:paragraph-rsid="00790884"/>
    </style:style>
    <style:style style:name="MT1" style:family="text">
      <style:text-properties officeooo:rsid="0077209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3"><draw:image xlink:href="Pictures/1000000100000438000001E9AD04E7590B266636.png" xlink:type="simple" xlink:show="embed" xlink:actuate="onLoad" draw:mime-type="image/png"/></draw:frame>Marron</text:p>
        <text:p text:style-name="MP1">S<text:span text:style-name="MT1">ummer </text:span>2025</text:p>
        <text:p text:style-name="MP2">UTECA 25-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4-29T20:35:55.845389716</dc:date>
    <meta:editing-duration>PT11H28M47S</meta:editing-duration>
    <meta:editing-cycles>108</meta:editing-cycles>
    <meta:generator>LibreOffice/7.3.7.2$Linux_X86_64 LibreOffice_project/30$Build-2</meta:generator>
    <meta:document-statistic meta:table-count="2" meta:image-count="1" meta:object-count="0" meta:page-count="4" meta:paragraph-count="151" meta:word-count="735" meta:character-count="5074" meta:non-whitespace-character-count="4340"/>
  </office:meta>
</office:document-meta>
</file>